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/>
      <text:h text:style-name="Heading_20_1" text:outline-level="1">TODOs</text:h>
      <text:list xml:id="list5137841605081243589" text:style-name="L1">
        <text:list-item>
          <text:p text:style-name="P1">SPI level am Up-Board messen (Vermutung: 3.3V)</text:p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7S</meta:editing-duration>
    <meta:editing-cycles>11</meta:editing-cycles>
    <meta:generator>OpenOffice/4.1.5$Win32 OpenOffice.org_project/415m1$Build-9789</meta:generator>
    <dc:date>2019-01-04T19:31:46.90</dc:date>
    <meta:document-statistic meta:table-count="0" meta:image-count="0" meta:object-count="0" meta:page-count="1" meta:paragraph-count="13" meta:word-count="155" meta:character-count="940"/>
    <meta:user-defined meta:name="Info 1"/>
    <meta:user-defined meta:name="Info 2"/>
    <meta:user-defined meta:name="Info 3"/>
    <meta:user-defined meta:name="Info 4"/>
  </office:meta>
</office:document-meta>
</file>